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fill="solid" draw:fill-color="#dddddd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draw:fill-color="#000000" draw:textarea-vertical-align="middle"/>
    </style:style>
    <style:style style:name="gr3" style:family="graphic" style:parent-style-name="standard">
      <style:graphic-properties draw:stroke="none" draw:fill="solid" draw:fill-color="#dddddd" draw:fill-image-width="0cm" draw:fill-image-height="0cm" draw:textarea-vertical-align="middle"/>
    </style:style>
    <style:style style:name="gr4" style:family="graphic" style:parent-style-name="standard">
      <style:graphic-properties draw:fill="solid" draw:fill-color="#cccccc" draw:fill-image-width="0cm" draw:fill-image-height="0cm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ffcc" draw:fill-image-width="0cm" draw:fill-image-height="0cm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999999" draw:fill-image-width="0cm" draw:fill-image-height="0cm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fill-color="#ffffff" draw:textarea-vertical-align="middle"/>
    </style:style>
    <style:style style:name="gr9" style:family="graphic" style:parent-style-name="standard">
      <style:graphic-properties draw:stroke="none" draw:fill-color="#dddddd" draw:textarea-vertical-align="middle"/>
    </style:style>
    <style:style style:name="gr10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1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2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3" style:family="graphic" style:parent-style-name="standard">
      <style:graphic-properties svg:stroke-color="#808080" draw:marker-start="Arrow" draw:marker-end="" draw:fill-color="#9999ff" draw:fill-image-width="0cm" draw:fill-image-height="0cm" draw:textarea-vertical-align="middle"/>
    </style:style>
    <style:style style:name="gr14" style:family="graphic" style:parent-style-name="standard">
      <style:graphic-properties draw:marker-start="Arrow" draw:marker-end="" draw:fill-color="#9999ff" draw:fill-image-width="0cm" draw:fill-image-height="0cm" draw:textarea-vertical-align="middle"/>
    </style:style>
    <style:style style:name="gr15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6" style:family="graphic" style:parent-style-name="standard">
      <style:graphic-properties draw:fill-color="#dddddd" draw:fill-image-width="0cm" draw:fill-image-height="0cm" draw:textarea-vertical-align="middle"/>
    </style:style>
    <style:style style:name="gr17" style:family="graphic" style:parent-style-name="standard">
      <style:graphic-properties svg:stroke-color="#808080" draw:marker-end="Arrow" draw:start-line-spacing-horizontal="0.5cm"/>
    </style:style>
    <style:style style:name="gr18" style:family="graphic" style:parent-style-name="standard">
      <style:graphic-properties svg:stroke-color="#808080" draw:marker-end="Arrow"/>
    </style:style>
    <style:style style:name="gr19" style:family="graphic" style:parent-style-name="standard">
      <style:graphic-properties draw:fill-color="#eeeeee" draw:fill-image-width="0cm" draw:fill-image-height="0cm" draw:textarea-vertical-align="middle"/>
    </style:style>
    <style:style style:name="gr20" style:family="graphic" style:parent-style-name="objectwithoutfill">
      <style:graphic-properties svg:stroke-opacity="0%" draw:fill="none" draw:fill-color="#9999ff" draw:fill-image-width="0cm" draw:fill-image-height="0cm" draw:textarea-vertical-align="middle"/>
    </style:style>
    <style:style style:name="gr21" style:family="graphic" style:parent-style-name="standard">
      <style:graphic-properties draw:fill-color="#ffff00" draw:fill-image-width="0cm" draw:fill-image-height="0cm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marker-end="Arrow" draw:textarea-vertical-align="middle"/>
    </style:style>
    <style:style style:name="gr23" style:family="graphic" style:parent-style-name="standard">
      <style:graphic-properties svg:stroke-width="0cm" draw:marker-start-width="0.2cm" draw:marker-end="Arrow" draw:marker-end-width="0.2cm" draw:textarea-vertical-align="middle" fo:padding-top="0.125cm" fo:padding-bottom="0.125cm" fo:padding-left="0.25cm" fo:padding-right="0.25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8cm" fo:min-width="0.56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P3" style:family="paragraph">
      <style:paragraph-properties fo:text-align="center"/>
      <style:text-properties fo:color="#000000" fo:font-family="'Ubuntu Condensed'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color="#ffffff" fo:font-family="'Ubuntu Condensed'" style:font-pitch="variable"/>
    </style:style>
    <style:style style:name="P5" style:family="paragraph">
      <style:paragraph-properties fo:text-align="center"/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P6" style:family="paragraph">
      <style:paragraph-properties fo:text-align="center"/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P7" style:family="paragraph">
      <style:paragraph-properties fo:text-align="center"/>
      <style:text-properties fo:color="#000000" fo:font-family="'Ubuntu Condensed'" style:font-pitch="variable"/>
    </style:style>
    <style:style style:name="P8" style:family="paragraph">
      <style:paragraph-properties fo:text-align="center"/>
      <style:text-properties fo:font-family="'Ubuntu Condensed'" style:font-style-name="Regular" style:font-pitch="variable" fo:font-size="12pt" style:font-size-asian="18pt" style:font-size-complex="18pt"/>
    </style:style>
    <style:style style:name="P9" style:family="paragraph">
      <style:text-properties fo:font-family="'Ubuntu Condensed'" style:font-pitch="variable" fo:font-size="12pt" style:font-size-asian="12pt" style:font-size-complex="12pt"/>
    </style:style>
    <style:style style:name="P10" style:family="paragraph">
      <style:paragraph-properties fo:text-align="center"/>
      <style:text-properties fo:color="#000000" fo:font-family="'Ubuntu Condensed'" style:font-pitch="variable" fo:font-size="10pt" style:font-size-asian="10pt" style:font-size-complex="10pt"/>
    </style:style>
    <style:style style:name="T1" style:family="text">
      <style:text-properties fo:color="#000000" fo:font-family="'Ubuntu Condensed'" style:font-pitch="variable" fo:font-size="12pt" style:font-size-asian="12pt" style:font-size-complex="12pt"/>
    </style:style>
    <style:style style:name="T2" style:family="text">
      <style:text-properties fo:color="#ffffff" fo:font-family="'Ubuntu Condensed'" style:font-pitch="variable"/>
    </style:style>
    <style:style style:name="T3" style:family="text"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T4" style:family="text"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T5" style:family="text"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T6" style:family="text">
      <style:text-properties fo:color="#000000" fo:font-family="'Ubuntu Condensed'" style:font-pitch="variable"/>
    </style:style>
    <style:style style:name="T7" style:family="text">
      <style:text-properties fo:font-family="'Ubuntu Condensed'" style:font-pitch="variable" fo:font-size="12pt" style:font-size-asian="12pt" style:font-size-complex="12pt"/>
    </style:style>
    <style:style style:name="T8" style:family="text">
      <style:text-properties fo:color="#000000" fo:font-family="'Ubuntu Condensed'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4cm" svg:height="15.875cm" svg:x="3.095cm" svg:y="1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4.50393700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2" draw:text-style-name="P1" xml:id="id22" draw:id="id22" draw:layer="layout" svg:width="0.317cm" svg:height="0.318cm" svg:x="26.378cm" svg:y="13.365cm">
          <text:p/>
        </draw:circle>
        <draw:custom-shape draw:style-name="gr1" draw:text-style-name="P1" draw:layer="layout" svg:width="26.352cm" svg:height="11.748cm" svg:x="3.095cm" svg:y="1.7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21.006043067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" draw:layer="layout" svg:width="15.774cm" svg:height="0.952cm" svg:x="3.15cm" svg:y="13.065cm">
          <text:p/>
        </draw:rect>
        <draw:circle draw:style-name="gr2" draw:text-style-name="P1" xml:id="id21" draw:id="id21" draw:layer="layout" svg:width="0.317cm" svg:height="0.318cm" svg:x="10.838cm" svg:y="13.047cm">
          <text:p/>
        </draw:circle>
        <draw:custom-shape draw:style-name="gr4" draw:text-style-name="P2" draw:layer="layout" svg:width="25.718cm" svg:height="11.112cm" svg:x="3.417cm" svg:y="2.118cm">
          <text:p/>
          <draw:enhanced-geometry svg:viewBox="0 0 21600 21600" draw:path-stretchpoint-x="10800" draw:path-stretchpoint-y="10800" draw:text-areas="?f3 ?f4 ?f5 ?f6" draw:type="round-rectangle" draw:modifiers="326.536488796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4" draw:id="id4" draw:layer="layout" svg:width="3.492cm" svg:height="1.587cm" svg:x="20.028cm" svg:y="6.246cm">
          <text:p text:style-name="P1"><text:span text:style-name="T1">COMPLE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6" draw:id="id6" draw:layer="layout" svg:width="3.493cm" svg:height="1.588cm" svg:x="14.629cm" svg:y="3.07cm">
          <text:p text:style-name="P1"><text:span text:style-name="T2">HEL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0" draw:id="id10" draw:layer="layout" svg:width="3.493cm" svg:height="1.588cm" svg:x="14.63cm" svg:y="9.42cm">
          <text:p text:style-name="P1"><text:span text:style-name="T2">SUSPEND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2" draw:id="id2" draw:layer="layout" svg:width="3.492cm" svg:height="1.587cm" svg:x="9.133cm" svg:y="6.245cm">
          <text:p text:style-name="P1"><text:span text:style-name="T1">STA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" draw:id="id1" draw:layer="layout" svg:width="3.493cm" svg:height="1.588cm" svg:x="4.052cm" svg:y="6.245cm">
          <text:p text:style-name="P1"><text:span text:style-name="T2">IDL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5" draw:id="id5" draw:layer="layout" svg:width="3.493cm" svg:height="1.588cm" svg:x="24.79cm" svg:y="6.245cm">
          <text:p text:style-name="P1"><text:span text:style-name="T2">COMPLE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7" draw:id="id7" draw:layer="layout" svg:width="3.492cm" svg:height="1.587cm" svg:x="20.028cm" svg:y="3.07cm">
          <text:p text:style-name="P1"><text:span text:style-name="T1">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8" draw:id="id8" draw:layer="layout" svg:width="3.492cm" svg:height="1.588cm" svg:x="9.133cm" svg:y="3.07cm">
          <text:p text:style-name="P1"><text:span text:style-name="T1">UN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1" draw:id="id11" draw:layer="layout" svg:width="3.492cm" svg:height="1.587cm" svg:x="20.027cm" svg:y="9.421cm">
          <text:p text:style-name="P1"><text:span text:style-name="T1">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9" draw:id="id9" draw:layer="layout" svg:width="3.492cm" svg:height="1.587cm" svg:x="9.132cm" svg:y="9.421cm">
          <text:p text:style-name="P1"><text:span text:style-name="T1">UN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3" draw:id="id13" draw:layer="layout" svg:width="3.492cm" svg:height="1.588cm" svg:x="4.052cm" svg:y="9.42cm">
          <text:p text:style-name="P1"><text:span text:style-name="T1">RESET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8" draw:text-style-name="P1" draw:layer="layout" svg:width="1.588cm" svg:height="0.635cm" svg:x="18.974cm" svg:y="14.818cm">
            <text:p/>
          </draw:rect>
          <draw:rect draw:style-name="gr9" draw:text-style-name="P1" draw:layer="layout" svg:width="1.588cm" svg:height="0.635cm" svg:x="17.387cm" svg:y="14.818cm">
            <text:p/>
          </draw:rect>
        </draw:g>
        <draw:custom-shape draw:style-name="gr6" draw:text-style-name="P4" xml:id="id15" draw:id="id15" draw:layer="layout" svg:width="3.493cm" svg:height="1.588cm" svg:x="19.91cm" svg:y="14.5cm">
          <text:p text:style-name="P1"><text:span text:style-name="T2">ABORT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4" draw:id="id14" draw:layer="layout" svg:width="3.492cm" svg:height="1.587cm" svg:x="24.79cm" svg:y="14.5cm">
          <text:p text:style-name="P1"><text:span text:style-name="T1">ABO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6" draw:id="id16" draw:layer="layout" svg:width="3.492cm" svg:height="1.587cm" svg:x="14.63cm" svg:y="14.5cm">
          <text:p text:style-name="P1"><text:span text:style-name="T1">CLEAR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7" draw:id="id17" draw:layer="layout" svg:width="3.492cm" svg:height="1.588cm" svg:x="9.25cm" svg:y="14.5cm">
          <text:p text:style-name="P1"><text:span text:style-name="T1">STOPP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2" draw:id="id12" draw:layer="layout" svg:width="3.493cm" svg:height="1.588cm" svg:x="4.052cm" svg:y="14.5cm">
          <text:p text:style-name="P1"><text:span text:style-name="T2">STOPP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7.545cm" svg:y1="7.039cm" svg:x2="9.133cm" svg:y2="7.038cm" draw:start-shape="id1" draw:start-glue-point="1" draw:end-shape="id2" draw:end-glue-point="3" svg:d="M7545 7039h794v-1h794">
          <svg:title>Start</svg:title>
          <svg:desc>Start</svg:desc>
          <text:p text:style-name="P1"><text:span text:style-name="T3">Start</text:span></text:p>
        </draw:connector>
        <draw:connector draw:style-name="gr11" draw:text-style-name="P6" draw:layer="layout" svg:x1="12.625cm" svg:y1="7.038cm" svg:x2="14.629cm" svg:y2="7.039cm" draw:start-shape="id2" draw:start-glue-point="1" draw:end-shape="id3" draw:end-glue-point="3" svg:d="M12625 7038h1002v1h1002">
          <text:p text:style-name="P1"><text:span text:style-name="T4"><text:s text:c="12"/></text:span><text:span text:style-name="T4">SC</text:span></text:p>
        </draw:connector>
        <draw:connector draw:style-name="gr10" draw:text-style-name="P2" draw:layer="layout" svg:x1="18.122cm" svg:y1="7.039cm" svg:x2="20.028cm" svg:y2="7.039cm" draw:start-shape="id3" draw:start-glue-point="1" draw:end-shape="id4" draw:end-glue-point="3" svg:d="M18122 7039h1906">
          <text:p text:style-name="P1"><text:span text:style-name="T5">Complete <text:s/></text:span></text:p>
        </draw:connector>
        <draw:connector draw:style-name="gr12" draw:text-style-name="P1" draw:layer="layout" svg:x1="23.52cm" svg:y1="7.039cm" svg:x2="24.79cm" svg:y2="7.039cm" draw:start-shape="id4" draw:start-glue-point="1" draw:end-shape="id5" draw:end-glue-point="3" svg:d="M23520 7039h1270">
          <text:p/>
        </draw:connector>
        <draw:connector draw:style-name="gr13" draw:text-style-name="P6" draw:layer="layout" svg:x1="18.122cm" svg:y1="3.864cm" svg:x2="20.028cm" svg:y2="3.863cm" draw:start-shape="id6" draw:start-glue-point="1" draw:end-shape="id7" svg:d="M18122 3864h953v-1h953">
          <text:p text:style-name="P1"><text:span text:style-name="T4">SC</text:span></text:p>
        </draw:connector>
        <draw:connector draw:style-name="gr14" draw:text-style-name="P2" draw:layer="layout" svg:x1="12.625cm" svg:y1="3.864cm" svg:x2="14.629cm" svg:y2="3.864cm" draw:start-shape="id8" draw:start-glue-point="1" draw:end-shape="id6" draw:end-glue-point="3" svg:d="M12625 3864h2004">
          <text:p text:style-name="P1"><text:span text:style-name="T5">Unhold</text:span></text:p>
        </draw:connector>
        <draw:connector draw:style-name="gr14" draw:text-style-name="P2" draw:layer="layout" svg:x1="12.624cm" svg:y1="10.214cm" svg:x2="14.63cm" svg:y2="10.214cm" draw:start-shape="id9" draw:start-glue-point="1" draw:end-shape="id10" draw:end-glue-point="3" svg:d="M12624 10214h2006">
          <text:p text:style-name="P1"><text:span text:style-name="T5"><text:s text:c="3"/></text:span><text:span text:style-name="T5">Unsuspend</text:span></text:p>
        </draw:connector>
        <draw:connector draw:style-name="gr13" draw:text-style-name="P6" draw:layer="layout" svg:x1="18.123cm" svg:y1="10.214cm" svg:x2="20.027cm" svg:y2="10.214cm" draw:start-shape="id10" draw:start-glue-point="1" draw:end-shape="id11" draw:end-glue-point="3" svg:d="M18123 10214h1904">
          <text:p text:style-name="P1"><text:span text:style-name="T4">SC</text:span></text:p>
        </draw:connector>
        <draw:connector draw:style-name="gr12" draw:text-style-name="P1" draw:layer="layout" svg:x1="5.798cm" svg:y1="14.5cm" svg:x2="5.798cm" svg:y2="11.008cm" draw:start-shape="id12" draw:start-glue-point="0" draw:end-shape="id13" svg:d="M5798 14500v-3492">
          <text:p/>
        </draw:connector>
        <draw:connector draw:style-name="gr15" draw:text-style-name="P1" draw:layer="layout" svg:x1="5.798cm" svg:y1="9.42cm" svg:x2="5.798cm" svg:y2="7.833cm" draw:start-shape="id13" draw:start-glue-point="0" draw:end-shape="id1" draw:end-glue-point="2" svg:d="M5798 9420v-1587">
          <text:p/>
        </draw:connector>
        <draw:connector draw:style-name="gr11" draw:text-style-name="P6" draw:layer="layout" svg:x1="24.79cm" svg:y1="15.293cm" svg:x2="23.403cm" svg:y2="15.294cm" draw:start-shape="id14" draw:start-glue-point="3" draw:end-shape="id15" draw:end-glue-point="1" svg:d="M24790 15293h-693v1h-694">
          <text:p text:style-name="P1"><text:span text:style-name="T4">SC</text:span></text:p>
        </draw:connector>
        <draw:connector draw:style-name="gr10" draw:text-style-name="P2" draw:layer="layout" svg:x1="19.91cm" svg:y1="15.294cm" svg:x2="18.122cm" svg:y2="15.293cm" draw:start-shape="id15" draw:start-glue-point="3" draw:end-shape="id16" draw:end-glue-point="1" svg:d="M19910 15294h-894v-1h-894">
          <text:p text:style-name="P1"><text:span text:style-name="T5">Clear</text:span></text:p>
        </draw:connector>
        <draw:connector draw:style-name="gr11" draw:text-style-name="P6" draw:layer="layout" svg:x1="9.25cm" svg:y1="15.294cm" svg:x2="7.545cm" svg:y2="15.294cm" draw:start-shape="id17" draw:start-glue-point="3" draw:end-shape="id12" draw:end-glue-point="1" svg:d="M9250 15294h-1705">
          <text:p text:style-name="P1"><text:span text:style-name="T4">SC <text:s text:c="8"/></text:span></text:p>
        </draw:connector>
        <draw:circle draw:style-name="gr16" draw:text-style-name="P1" xml:id="id18" draw:id="id18" draw:layer="layout" svg:width="0.318cm" svg:height="0.318cm" svg:x="13.277cm" svg:y="6.88cm">
          <text:p/>
        </draw:circle>
        <draw:connector draw:style-name="gr17" draw:layer="layout" draw:line-skew="-0.32cm" svg:x1="10.879cm" svg:y1="4.658cm" svg:x2="13.436cm" svg:y2="6.88cm" draw:start-shape="id8" draw:start-glue-point="2" draw:end-shape="id18" draw:end-glue-point="0" svg:d="M10879 4658v792h2557v1430">
          <text:p/>
        </draw:connector>
        <draw:connector draw:style-name="gr18" draw:layer="layout" draw:line-skew="0.32cm" svg:x1="10.878cm" svg:y1="9.421cm" svg:x2="13.436cm" svg:y2="7.198cm" draw:start-shape="id9" draw:start-glue-point="0" draw:end-shape="id18" draw:end-glue-point="2" svg:d="M10878 9421v-792h2558v-1431">
          <text:p/>
        </draw:connector>
        <draw:circle draw:style-name="gr16" draw:text-style-name="P1" xml:id="id19" draw:id="id19" draw:layer="layout" svg:width="0.318cm" svg:height="0.317cm" svg:x="5.615cm" svg:y="11.903cm">
          <text:p/>
        </draw:circle>
        <draw:connector draw:style-name="gr12" draw:text-style-name="P1" draw:layer="layout" svg:x1="26.536cm" svg:y1="7.833cm" svg:x2="5.933cm" svg:y2="12.061cm" draw:start-shape="id5" draw:start-glue-point="2" draw:end-shape="id19" draw:end-glue-point="1" svg:d="M26536 7833v4228h-20603">
          <text:p/>
        </draw:connector>
        <draw:circle draw:style-name="gr19" draw:text-style-name="P1" xml:id="id20" draw:id="id20" draw:layer="layout" svg:width="0.318cm" svg:height="0.318cm" svg:x="8.397cm" svg:y="15.135cm">
          <text:p/>
        </draw:circle>
        <draw:connector draw:style-name="gr15" draw:text-style-name="P1" draw:layer="layout" draw:line-skew="1.954cm 0.769cm" svg:x1="14.63cm" svg:y1="15.293cm" svg:x2="8.556cm" svg:y2="15.453cm" draw:start-shape="id16" draw:start-glue-point="3" draw:end-shape="id20" draw:end-glue-point="2" svg:d="M14630 15293h-1003v1430h-5071v-1270">
          <text:p/>
        </draw:connector>
        <draw:line draw:style-name="gr20" draw:text-style-name="P2" draw:layer="layout" svg:x1="10.856cm" svg:y1="14.003cm" svg:x2="12.126cm" svg:y2="14.003cm">
          <text:p text:style-name="P1"><text:span text:style-name="T5">Stop</text:span></text:p>
        </draw:line>
        <draw:line draw:style-name="gr20" draw:text-style-name="P2" draw:layer="layout" svg:x1="26.477cm" svg:y1="14.203cm" svg:x2="27.747cm" svg:y2="14.203cm">
          <text:p text:style-name="P1"><text:span text:style-name="T5">Abort</text:span></text:p>
        </draw:line>
        <draw:line draw:style-name="gr20" draw:text-style-name="P2" draw:layer="layout" svg:x1="5.616cm" svg:y1="12.924cm" svg:x2="6.886cm" svg:y2="12.924cm">
          <text:p text:style-name="P1"><text:span text:style-name="T5"><text:s/></text:span><text:span text:style-name="T5">Reset</text:span></text:p>
        </draw:line>
        <draw:custom-shape draw:style-name="gr21" draw:text-style-name="P7" xml:id="id3" draw:id="id3" draw:layer="layout" svg:width="3.493cm" svg:height="1.587cm" svg:x="14.629cm" svg:y="6.246cm">
          <text:p text:style-name="P1"><text:span text:style-name="T6">EXECU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2" draw:layer="layout" svg:x1="16.375cm" svg:y1="6.246cm" svg:x2="21.774cm" svg:y2="4.657cm" draw:start-shape="id3" draw:start-glue-point="0" draw:end-shape="id7" draw:end-glue-point="2" svg:d="M16375 6246v-795h5399v-794">
          <text:p text:style-name="P1"><text:span text:style-name="T5">Hold</text:span></text:p>
        </draw:connector>
        <draw:connector draw:style-name="gr22" draw:text-style-name="P2" draw:layer="layout" svg:x1="16.375cm" svg:y1="7.833cm" svg:x2="21.773cm" svg:y2="9.421cm" draw:start-shape="id3" draw:start-glue-point="2" draw:end-shape="id11" draw:end-glue-point="0" svg:d="M16375 7833v794h5398v794">
          <text:p text:style-name="P1"><text:span text:style-name="T5">Suspend</text:span></text:p>
        </draw:connector>
        <draw:line draw:style-name="gr20" draw:text-style-name="P2" draw:layer="layout" svg:x1="26.416cm" svg:y1="10.148cm" svg:x2="27.686cm" svg:y2="10.148cm">
          <text:p text:style-name="P1"><text:span text:style-name="T5">Reset</text:span></text:p>
        </draw:line>
        <draw:line draw:style-name="gr20" draw:text-style-name="P6" draw:layer="layout" svg:x1="5.516cm" svg:y1="8.948cm" svg:x2="6.786cm" svg:y2="8.948cm">
          <text:p text:style-name="P1"><text:span text:style-name="T4"><text:s/></text:span><text:span text:style-name="T4">SC <text:s text:c="4"/></text:span></text:p>
        </draw:line>
        <draw:connector draw:style-name="gr23" draw:text-style-name="P1" draw:layer="layout" svg:x1="10.996cm" svg:y1="13.365cm" svg:x2="10.996cm" svg:y2="14.5cm" draw:start-shape="id21" draw:start-glue-point="2" draw:end-shape="id17" draw:end-glue-point="0" svg:d="M10996 13365v1135">
          <text:p/>
        </draw:connector>
        <draw:connector draw:style-name="gr23" draw:text-style-name="P1" draw:layer="layout" svg:x1="26.536cm" svg:y1="13.683cm" svg:x2="26.536cm" svg:y2="14.5cm" draw:start-shape="id22" draw:start-glue-point="2" draw:end-shape="id14" draw:end-glue-point="0" svg:d="M26536 13683v817">
          <text:p/>
        </draw:connector>
        <draw:g>
          <draw:custom-shape draw:style-name="gr24" draw:text-style-name="P8" draw:layer="layout" svg:width="9.843cm" svg:height="2.223cm" svg:x="19.197cm" svg:y="19.192cm">
            <text:p/>
            <draw:enhanced-geometry svg:viewBox="0 0 21600 21600" draw:path-stretchpoint-x="10800" draw:path-stretchpoint-y="10800" draw:text-areas="?f3 ?f4 ?f5 ?f6" draw:type="round-rectangle" draw:modifiers="876.3903462749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9" draw:layer="layout" svg:width="1.069cm" svg:height="1.268cm" svg:x="19.265cm" svg:y="19.292cm">
            <draw:text-box>
              <text:p><text:span text:style-name="T7">Key</text:span></text:p>
            </draw:text-box>
          </draw:frame>
        </draw:g>
        <draw:g>
          <draw:custom-shape draw:style-name="gr21" draw:text-style-name="P3" xml:id="id23" draw:id="id23" draw:layer="layout" svg:width="2.224cm" svg:height="0.953cm" svg:x="22.156cm" svg:y="19.827cm">
            <text:p text:style-name="P3"><text:span text:style-name="T1">ACTIVE</text:span></text:p>
  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0" xml:id="id24" draw:id="id24" draw:layer="layout" svg:width="2.224cm" svg:height="0.953cm" svg:x="25.546cm" svg:y="19.827cm">
            <text:p text:style-name="P10"><text:span text:style-name="T8">NEXT</text:span></text:p>
  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0" draw:text-style-name="P2" draw:layer="layout" svg:x1="24.38cm" svg:y1="20.303cm" svg:x2="25.546cm" svg:y2="20.303cm" draw:start-shape="id23" draw:start-glue-point="1" draw:end-shape="id24" draw:end-glue-point="3" svg:d="M24380 20303h1166">
            <text:p text:style-name="P1"><text:span text:style-name="T5"><text:s/></text:span></text:p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3cm" fo:page-height="2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 Bostroem</meta:initial-creator>
    <meta:creation-date>2021-03-25T14:14:49</meta:creation-date>
    <dc:date>2021-04-28T11:26:37</dc:date>
    <dc:creator>Carl Bostroem</dc:creator>
    <meta:editing-duration>PT4H29M54S</meta:editing-duration>
    <meta:editing-cycles>25</meta:editing-cycles>
    <meta:generator>OpenOffice/4.1.8$Unix OpenOffice.org_project/418m3$Build-9803</meta:generator>
    <meta:document-statistic meta:object-count="62"/>
  </office:meta>
</office:document-meta>
</file>